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2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d7"/>
    </style:style>
    <style:style style:name="ce2" style:family="table-cell" style:parent-style-name="Default">
      <style:table-cell-properties fo:background-color="#d4ea6b"/>
    </style:style>
    <style:style style:name="ce3" style:family="table-cell" style:parent-style-name="Default">
      <style:table-cell-properties fo:border-bottom="1.76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</style:style>
    <style:style style:name="ce4" style:family="table-cell" style:parent-style-name="Default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</style:style>
    <style:style style:name="ce5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2" table:default-cell-style-name="ce2"/>
        <table:table-column table:style-name="co2" table:default-cell-style-name="ce1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Stylophone Relaxation Oscillator Model</text:p>
          </table:table-cell>
          <table:table-cell table:number-columns-repeated="2"/>
          <table:table-cell table:style-name="Default" table:number-columns-repeated="2"/>
          <table:table-cell table:number-columns-repeated="4"/>
        </table:table-row>
        <table:table-row table:style-name="ro1" table:number-rows-repeated="2">
          <table:table-cell table:number-columns-repeated="3"/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PUT Gate:</text:p>
          </table:table-cell>
          <table:table-cell table:number-columns-repeated="2"/>
          <table:table-cell table:style-name="Default" table:number-columns-repeated="2"/>
          <table:table-cell table:number-columns-repeated="4"/>
        </table:table-row>
        <table:table-row table:style-name="ro1">
          <table:table-cell/>
          <table:table-cell office:value-type="string" calcext:value-type="string">
            <text:p>Z1 (+ve side):</text:p>
          </table:table-cell>
          <table:table-cell/>
          <table:table-cell table:style-name="Default" table:number-columns-repeated="2"/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22</text:p>
          </table:table-cell>
          <table:table-cell office:value-type="float" office:value="1800" calcext:value-type="float">
            <text:p>1800</text:p>
          </table:table-cell>
          <table:table-cell table:style-name="Default" office:value-type="string" calcext:value-type="string">
            <text:p>ohm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Z1</text:p>
          </table:table-cell>
          <table:table-cell table:style-name="ce1" table:formula="of:=[.$D$6]" office:value-type="float" office:value="1800" calcext:value-type="float">
            <text:p>1800</text:p>
          </table:table-cell>
          <table:table-cell table:style-name="Default"/>
          <table:table-cell table:number-columns-repeated="4"/>
        </table:table-row>
        <table:table-row table:style-name="ro1">
          <table:table-cell/>
          <table:table-cell office:value-type="string" calcext:value-type="string">
            <text:p>Z2 (-ve side):</text:p>
          </table:table-cell>
          <table:table-cell/>
          <table:table-cell table:style-name="Default" table:number-columns-repeated="2"/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23</text:p>
          </table:table-cell>
          <table:table-cell office:value-type="float" office:value="6800" calcext:value-type="float">
            <text:p>6800</text:p>
          </table:table-cell>
          <table:table-cell table:style-name="Default" office:value-type="string" calcext:value-type="string">
            <text:p>ohm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34</text:p>
          </table:table-cell>
          <table:table-cell office:value-type="float" office:value="2200" calcext:value-type="float">
            <text:p>2200</text:p>
          </table:table-cell>
          <table:table-cell table:style-name="Default" office:value-type="string" calcext:value-type="string">
            <text:p>ohm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VR2 (min)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ohm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VR2 (med)</text:p>
          </table:table-cell>
          <table:table-cell table:style-name="ce1" table:formula="of:=(([.$D$13] - [.$D$11])/2) + [.$D$11]" office:value-type="float" office:value="1500" calcext:value-type="float">
            <text:p>1500</text:p>
          </table:table-cell>
          <table:table-cell table:style-name="Default" office:value-type="string" calcext:value-type="string">
            <text:p>ohm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VR2 (max)</text:p>
          </table:table-cell>
          <table:table-cell office:value-type="float" office:value="3000" calcext:value-type="float">
            <text:p>3000</text:p>
          </table:table-cell>
          <table:table-cell table:style-name="Default" office:value-type="string" calcext:value-type="string">
            <text:p>ohms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Z2 (min)</text:p>
          </table:table-cell>
          <table:table-cell table:style-name="ce1" table:formula="of:=1/(1/([.$D$10] + [.$D11])+1/[.$D$9])" office:value-type="float" office:value="1662.22222222222" calcext:value-type="float">
            <text:p>1662.22222222222</text:p>
          </table:table-cell>
          <table:table-cell table:style-name="Default" office:value-type="string" calcext:value-type="string">
            <text:p>ohm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Z2 (med)</text:p>
          </table:table-cell>
          <table:table-cell table:style-name="ce1" table:formula="of:=1/(1/([.$D$10] + [.$D12])+1/[.$D$9])" office:value-type="float" office:value="2396.19047619048" calcext:value-type="float">
            <text:p>2396.19047619048</text:p>
          </table:table-cell>
          <table:table-cell table:style-name="Default" office:value-type="string" calcext:value-type="string">
            <text:p>ohm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Z2 (max)</text:p>
          </table:table-cell>
          <table:table-cell table:style-name="ce1" table:formula="of:=1/(1/([.$D$10] + [.$D13])+1/[.$D$9])" office:value-type="float" office:value="2946.66666666667" calcext:value-type="float">
            <text:p>2946.66666666667</text:p>
          </table:table-cell>
          <table:table-cell table:style-name="Default" office:value-type="string" calcext:value-type="string">
            <text:p>ohms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4"/>
        </table:table-row>
        <table:table-row table:style-name="ro1">
          <table:table-cell/>
          <table:table-cell office:value-type="string" calcext:value-type="string">
            <text:p>eta:</text:p>
          </table:table-cell>
          <table:table-cell office:value-type="string" calcext:value-type="string">
            <text:p>Min</text:p>
          </table:table-cell>
          <table:table-cell table:style-name="Default" office:value-type="string" calcext:value-type="string">
            <text:p>Med</text:p>
          </table:table-cell>
          <table:table-cell table:style-name="Default" office:value-type="string" calcext:value-type="string">
            <text:p>Max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" table:formula="of:=[.$D15] / ([.$D$7] + [.$D15])" office:value-type="float" office:value="0.4801026957638" calcext:value-type="float">
            <text:p>0.4801026957638</text:p>
          </table:table-cell>
          <table:table-cell table:style-name="ce1" table:formula="of:=[.$D16] / ([.$D$7] + [.$D16])" office:value-type="float" office:value="0.57103949160236" calcext:value-type="float">
            <text:p>0.57103949160236</text:p>
          </table:table-cell>
          <table:table-cell table:formula="of:=[.$D17] / ([.$D$7] + [.$D17])" office:value-type="float" office:value="0.620786516853933" calcext:value-type="float">
            <text:p>0.620786516853933</text:p>
          </table:table-cell>
          <table:table-cell table:number-columns-repeated="4"/>
        </table:table-row>
        <table:table-row table:style-name="ro1" table:number-rows-repeated="2">
          <table:table-cell table:number-columns-repeated="3"/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PUT Anode:</text:p>
          </table:table-cell>
          <table:table-cell table:number-columns-repeated="2"/>
          <table:table-cell table:style-name="Default" table:number-columns-repeated="2"/>
          <table:table-cell table:number-columns-repeated="4"/>
        </table:table-row>
        <table:table-row table:style-name="ro1">
          <table:table-cell/>
          <table:table-cell office:value-type="string" calcext:value-type="string">
            <text:p>C:</text:p>
          </table:table-cell>
          <table:table-cell/>
          <table:table-cell table:style-name="Default" table:number-columns-repeated="2"/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1</text:p>
          </table:table-cell>
          <table:table-cell office:value-type="float" office:value="100" calcext:value-type="float">
            <text:p>100</text:p>
          </table:table-cell>
          <table:table-cell table:style-name="Default" office:value-type="string" calcext:value-type="string">
            <text:p>nF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1A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nF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total</text:p>
          </table:table-cell>
          <table:table-cell table:style-name="ce1" table:formula="of:=SUM([.D25:.D26])" office:value-type="float" office:value="100" calcext:value-type="float">
            <text:p>100</text:p>
          </table:table-cell>
          <table:table-cell table:style-name="Default" office:value-type="string" calcext:value-type="string">
            <text:p>nF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4"/>
        </table:table-row>
        <table:table-row table:style-name="ro1">
          <table:table-cell/>
          <table:table-cell office:value-type="string" calcext:value-type="string">
            <text:p>R:</text:p>
          </table:table-cell>
          <table:table-cell/>
          <table:table-cell table:style-name="Default" table:number-columns-repeated="2"/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32</text:p>
          </table:table-cell>
          <table:table-cell office:value-type="float" office:value="13" calcext:value-type="float">
            <text:p>13</text:p>
          </table:table-cell>
          <table:table-cell table:style-name="Default" office:value-type="string" calcext:value-type="string">
            <text:p>Kohm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33</text:p>
          </table:table-cell>
          <table:table-cell office:value-type="float" office:value="390" calcext:value-type="float">
            <text:p>390</text:p>
          </table:table-cell>
          <table:table-cell table:style-name="Default" office:value-type="string" calcext:value-type="string">
            <text:p>Kohm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fixed</text:p>
          </table:table-cell>
          <table:table-cell table:style-name="ce1" table:formula="of:=([.$D$30] * [.$D$31]) / ([.$D$30] + [.$D$31])" office:value-type="float" office:value="12.5806451612903" calcext:value-type="float">
            <text:p>12.5806451612903</text:p>
          </table:table-cell>
          <table:table-cell table:style-name="Default"/>
          <table:table-cell table:number-columns-repeated="4"/>
        </table:table-row>
        <table:table-row table:style-name="ro1" table:number-rows-repeated="2">
          <table:table-cell table:number-columns-repeated="3"/>
          <table:table-cell table:style-name="Default" table:number-columns-repeated="2"/>
          <table:table-cell table:number-columns-repeated="4"/>
        </table:table-row>
        <table:table-row table:style-name="ro1">
          <table:table-cell/>
          <table:table-cell office:value-type="string" calcext:value-type="string">
            <text:p>R Modules:</text:p>
          </table:table-cell>
          <table:table-cell/>
          <table:table-cell table:style-name="Default" table:number-columns-repeated="2"/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M2-R10</text:p>
          </table:table-cell>
          <table:table-cell office:value-type="float" office:value="5.85" calcext:value-type="float">
            <text:p>5.85</text:p>
          </table:table-cell>
          <table:table-cell table:formula="of:=[.E37] + [.D36]" office:value-type="float" office:value="89.98" calcext:value-type="float">
            <text:p>89.98</text:p>
          </table:table-cell>
          <table:table-cell office:value-type="string" calcext:value-type="string">
            <text:p>Kohm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2-R9</text:p>
          </table:table-cell>
          <table:table-cell office:value-type="float" office:value="5.49" calcext:value-type="float">
            <text:p>5.49</text:p>
          </table:table-cell>
          <table:table-cell table:formula="of:=[.E38] + [.D37]" office:value-type="float" office:value="84.13" calcext:value-type="float">
            <text:p>84.13</text:p>
          </table:table-cell>
          <table:table-cell office:value-type="string" calcext:value-type="string">
            <text:p>Kohm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2-R8</text:p>
          </table:table-cell>
          <table:table-cell office:value-type="float" office:value="5.15" calcext:value-type="float">
            <text:p>5.15</text:p>
          </table:table-cell>
          <table:table-cell table:formula="of:=[.E39] + [.D38]" office:value-type="float" office:value="78.64" calcext:value-type="float">
            <text:p>78.64</text:p>
          </table:table-cell>
          <table:table-cell office:value-type="string" calcext:value-type="string">
            <text:p>Kohm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2-R7</text:p>
          </table:table-cell>
          <table:table-cell office:value-type="float" office:value="4.84" calcext:value-type="float">
            <text:p>4.84</text:p>
          </table:table-cell>
          <table:table-cell table:formula="of:=[.E40] + [.D39]" office:value-type="float" office:value="73.49" calcext:value-type="float">
            <text:p>73.49</text:p>
          </table:table-cell>
          <table:table-cell office:value-type="string" calcext:value-type="string">
            <text:p>Kohm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2-R6</text:p>
          </table:table-cell>
          <table:table-cell office:value-type="float" office:value="4.59" calcext:value-type="float">
            <text:p>4.59</text:p>
          </table:table-cell>
          <table:table-cell table:formula="of:=[.E41] + [.D40]" office:value-type="float" office:value="68.65" calcext:value-type="float">
            <text:p>68.65</text:p>
          </table:table-cell>
          <table:table-cell office:value-type="string" calcext:value-type="string">
            <text:p>Kohm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2-R5</text:p>
          </table:table-cell>
          <table:table-cell office:value-type="float" office:value="4.35" calcext:value-type="float">
            <text:p>4.35</text:p>
          </table:table-cell>
          <table:table-cell table:formula="of:=[.E42] + [.D41]" office:value-type="float" office:value="64.06" calcext:value-type="float">
            <text:p>64.06</text:p>
          </table:table-cell>
          <table:table-cell office:value-type="string" calcext:value-type="string">
            <text:p>Kohm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2-R4</text:p>
          </table:table-cell>
          <table:table-cell office:value-type="float" office:value="4.11" calcext:value-type="float">
            <text:p>4.11</text:p>
          </table:table-cell>
          <table:table-cell table:formula="of:=[.E43] + [.D42]" office:value-type="float" office:value="59.71" calcext:value-type="float">
            <text:p>59.71</text:p>
          </table:table-cell>
          <table:table-cell office:value-type="string" calcext:value-type="string">
            <text:p>Kohm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2-R3</text:p>
          </table:table-cell>
          <table:table-cell office:value-type="float" office:value="3.88" calcext:value-type="float">
            <text:p>3.88</text:p>
          </table:table-cell>
          <table:table-cell table:formula="of:=[.E44] + [.D43]" office:value-type="float" office:value="55.6" calcext:value-type="float">
            <text:p>55.6</text:p>
          </table:table-cell>
          <table:table-cell office:value-type="string" calcext:value-type="string">
            <text:p>Kohm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2-R2</text:p>
          </table:table-cell>
          <table:table-cell office:value-type="float" office:value="3.66" calcext:value-type="float">
            <text:p>3.66</text:p>
          </table:table-cell>
          <table:table-cell table:formula="of:=[.E45] + [.D44]" office:value-type="float" office:value="51.72" calcext:value-type="float">
            <text:p>51.72</text:p>
          </table:table-cell>
          <table:table-cell office:value-type="string" calcext:value-type="string">
            <text:p>Kohm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2-R1</text:p>
          </table:table-cell>
          <table:table-cell office:value-type="float" office:value="3.46" calcext:value-type="float">
            <text:p>3.46</text:p>
          </table:table-cell>
          <table:table-cell table:formula="of:=[.E46] + [.D45]" office:value-type="float" office:value="48.06" calcext:value-type="float">
            <text:p>48.06</text:p>
          </table:table-cell>
          <table:table-cell office:value-type="string" calcext:value-type="string">
            <text:p>Kohm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1-R10</text:p>
          </table:table-cell>
          <table:table-cell office:value-type="float" office:value="3.27" calcext:value-type="float">
            <text:p>3.27</text:p>
          </table:table-cell>
          <table:table-cell table:formula="of:=[.E47] + [.D46]" office:value-type="float" office:value="44.6" calcext:value-type="float">
            <text:p>44.6</text:p>
          </table:table-cell>
          <table:table-cell office:value-type="string" calcext:value-type="string">
            <text:p>Kohm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1-R9</text:p>
          </table:table-cell>
          <table:table-cell office:value-type="float" office:value="3.08" calcext:value-type="float">
            <text:p>3.08</text:p>
          </table:table-cell>
          <table:table-cell table:formula="of:=[.E48] + [.D47]" office:value-type="float" office:value="41.33" calcext:value-type="float">
            <text:p>41.33</text:p>
          </table:table-cell>
          <table:table-cell office:value-type="string" calcext:value-type="string">
            <text:p>Kohm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1-R8</text:p>
          </table:table-cell>
          <table:table-cell office:value-type="float" office:value="2.91" calcext:value-type="float">
            <text:p>2.91</text:p>
          </table:table-cell>
          <table:table-cell table:formula="of:=[.E49] + [.D48]" office:value-type="float" office:value="38.25" calcext:value-type="float">
            <text:p>38.25</text:p>
          </table:table-cell>
          <table:table-cell office:value-type="string" calcext:value-type="string">
            <text:p>Kohm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1-R7</text:p>
          </table:table-cell>
          <table:table-cell office:value-type="float" office:value="2.75" calcext:value-type="float">
            <text:p>2.75</text:p>
          </table:table-cell>
          <table:table-cell table:formula="of:=[.E50] + [.D49]" office:value-type="float" office:value="35.34" calcext:value-type="float">
            <text:p>35.34</text:p>
          </table:table-cell>
          <table:table-cell office:value-type="string" calcext:value-type="string">
            <text:p>Kohm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1-R6</text:p>
          </table:table-cell>
          <table:table-cell office:value-type="float" office:value="2.59" calcext:value-type="float">
            <text:p>2.59</text:p>
          </table:table-cell>
          <table:table-cell table:formula="of:=[.E51] + [.D50]" office:value-type="float" office:value="32.59" calcext:value-type="float">
            <text:p>32.59</text:p>
          </table:table-cell>
          <table:table-cell office:value-type="string" calcext:value-type="string">
            <text:p>Kohm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1-R5</text:p>
          </table:table-cell>
          <table:table-cell office:value-type="float" office:value="2.45" calcext:value-type="float">
            <text:p>2.45</text:p>
          </table:table-cell>
          <table:table-cell table:formula="of:=[.E52] + [.D51]" office:value-type="float" office:value="30" calcext:value-type="float">
            <text:p>30</text:p>
          </table:table-cell>
          <table:table-cell office:value-type="string" calcext:value-type="string">
            <text:p>Kohm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1-R4</text:p>
          </table:table-cell>
          <table:table-cell office:value-type="float" office:value="2.32" calcext:value-type="float">
            <text:p>2.32</text:p>
          </table:table-cell>
          <table:table-cell table:formula="of:=[.E53] + [.D52]" office:value-type="float" office:value="27.55" calcext:value-type="float">
            <text:p>27.55</text:p>
          </table:table-cell>
          <table:table-cell office:value-type="string" calcext:value-type="string">
            <text:p>Kohm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1-R3</text:p>
          </table:table-cell>
          <table:table-cell office:value-type="float" office:value="2.18" calcext:value-type="float">
            <text:p>2.18</text:p>
          </table:table-cell>
          <table:table-cell table:formula="of:=[.E54] + [.D53]" office:value-type="float" office:value="25.23" calcext:value-type="float">
            <text:p>25.23</text:p>
          </table:table-cell>
          <table:table-cell office:value-type="string" calcext:value-type="string">
            <text:p>Kohm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1-R2</text:p>
          </table:table-cell>
          <table:table-cell office:value-type="float" office:value="2.05" calcext:value-type="float">
            <text:p>2.05</text:p>
          </table:table-cell>
          <table:table-cell table:formula="of:=[.E55] + [.D54]" office:value-type="float" office:value="23.05" calcext:value-type="float">
            <text:p>23.05</text:p>
          </table:table-cell>
          <table:table-cell office:value-type="string" calcext:value-type="string">
            <text:p>Kohm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1-R1</text:p>
          </table:table-cell>
          <table:table-cell office:value-type="float" office:value="21" calcext:value-type="float">
            <text:p>21</text:p>
          </table:table-cell>
          <table:table-cell table:formula="of:=[.$D$55]" office:value-type="float" office:value="21" calcext:value-type="float">
            <text:p>21</text:p>
          </table:table-cell>
          <table:table-cell office:value-type="string" calcext:value-type="string">
            <text:p>Kohms</text:p>
          </table:table-cell>
          <table:table-cell table:number-columns-repeated="3"/>
        </table:table-row>
        <table:table-row table:style-name="ro1" table:number-rows-repeated="2">
          <table:table-cell table:number-columns-repeated="3"/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Frequency:</text:p>
          </table:table-cell>
          <table:table-cell table:number-columns-repeated="2"/>
          <table:table-cell table:style-name="Default" table:number-columns-repeated="2"/>
          <table:table-cell table:number-columns-repeated="4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Min</text:p>
          </table:table-cell>
          <table:table-cell table:style-name="Default" office:value-type="string" calcext:value-type="string">
            <text:p>Med</text:p>
          </table:table-cell>
          <table:table-cell table:style-name="Default" office:value-type="string" calcext:value-type="string">
            <text:p>Max</text:p>
          </table:table-cell>
          <table:table-cell/>
          <table:table-cell table:style-name="ce3" office:value-type="string" calcext:value-type="string">
            <text:p>Octave</text:p>
          </table:table-cell>
          <table:table-cell table:style-name="ce3" office:value-type="string" calcext:value-type="string">
            <text:p>Note</text:p>
          </table:table-cell>
          <table:table-cell table:style-name="ce3" office:value-type="string" calcext:value-type="string">
            <text:p>True Hz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" table:formula="of:= ROUNDUP((1 / (([.$D$32] + [.$E36]) * [.$D$27] * LN(1 / (1 - [.E$20]))) * 1000000);2)" office:value-type="float" office:value="100.56" calcext:value-type="float">
            <text:p>100.56</text:p>
          </table:table-cell>
          <table:table-cell table:style-name="ce1" table:formula="of:= ROUNDUP((1 / (([.$D$32] + [.$E36]) * [.$D$27] * LN(1 / (1 - [.D$20]))) * 1000000);2)" office:value-type="float" office:value="115.2" calcext:value-type="float">
            <text:p>115.2</text:p>
          </table:table-cell>
          <table:table-cell table:formula="of:= ROUNDUP((1 / (([.$D$32] + [.$E36]) * [.$D$27] * LN(1 / (1 - [.C$20]))) * 1000000);2)" office:value-type="float" office:value="149.06" calcext:value-type="float">
            <text:p>149.06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A</text:p>
          </table:table-cell>
          <table:table-cell table:style-name="ce4" office:value-type="float" office:value="110" calcext:value-type="float">
            <text:p>11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1" table:formula="of:= ROUNDUP((1 / (([.$D$32] + [.$E37]) * [.$D$27] * LN(1 / (1 - [.E$20]))) * 1000000);2)" office:value-type="float" office:value="106.64" calcext:value-type="float">
            <text:p>106.64</text:p>
          </table:table-cell>
          <table:table-cell table:style-name="ce1" table:formula="of:= ROUNDUP((1 / (([.$D$32] + [.$E37]) * [.$D$27] * LN(1 / (1 - [.D$20]))) * 1000000);2)" office:value-type="float" office:value="122.17" calcext:value-type="float">
            <text:p>122.17</text:p>
          </table:table-cell>
          <table:table-cell table:formula="of:= ROUNDUP((1 / (([.$D$32] + [.$E37]) * [.$D$27] * LN(1 / (1 - [.C$20]))) * 1000000);2)" office:value-type="float" office:value="158.08" calcext:value-type="float">
            <text:p>158.08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A#</text:p>
          </table:table-cell>
          <table:table-cell table:style-name="ce5" office:value-type="float" office:value="116.541" calcext:value-type="float">
            <text:p>116.541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1" table:formula="of:= ROUNDUP((1 / (([.$D$32] + [.$E38]) * [.$D$27] * LN(1 / (1 - [.E$20]))) * 1000000);2)" office:value-type="float" office:value="113.06" calcext:value-type="float">
            <text:p>113.06</text:p>
          </table:table-cell>
          <table:table-cell table:style-name="ce1" table:formula="of:= ROUNDUP((1 / (([.$D$32] + [.$E38]) * [.$D$27] * LN(1 / (1 - [.D$20]))) * 1000000);2)" office:value-type="float" office:value="129.52" calcext:value-type="float">
            <text:p>129.52</text:p>
          </table:table-cell>
          <table:table-cell table:formula="of:= ROUNDUP((1 / (([.$D$32] + [.$E38]) * [.$D$27] * LN(1 / (1 - [.C$20]))) * 1000000);2)" office:value-type="float" office:value="167.59" calcext:value-type="float">
            <text:p>167.59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B</text:p>
          </table:table-cell>
          <table:table-cell table:style-name="ce5" office:value-type="float" office:value="123.471" calcext:value-type="float">
            <text:p>123.471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1" table:formula="of:= ROUNDUP((1 / (([.$D$32] + [.$E39]) * [.$D$27] * LN(1 / (1 - [.E$20]))) * 1000000);2)" office:value-type="float" office:value="119.82" calcext:value-type="float">
            <text:p>119.82</text:p>
          </table:table-cell>
          <table:table-cell table:style-name="ce1" table:formula="of:= ROUNDUP((1 / (([.$D$32] + [.$E39]) * [.$D$27] * LN(1 / (1 - [.D$20]))) * 1000000);2)" office:value-type="float" office:value="137.27" calcext:value-type="float">
            <text:p>137.27</text:p>
          </table:table-cell>
          <table:table-cell table:formula="of:= ROUNDUP((1 / (([.$D$32] + [.$E39]) * [.$D$27] * LN(1 / (1 - [.C$20]))) * 1000000);2)" office:value-type="float" office:value="177.62" calcext:value-type="float">
            <text:p>177.62</text:p>
          </table:table-cell>
          <table:table-cell/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C</text:p>
          </table:table-cell>
          <table:table-cell table:style-name="ce5" office:value-type="float" office:value="130.813" calcext:value-type="float">
            <text:p>130.813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1" table:formula="of:= ROUNDUP((1 / (([.$D$32] + [.$E40]) * [.$D$27] * LN(1 / (1 - [.E$20]))) * 1000000);2)" office:value-type="float" office:value="126.96" calcext:value-type="float">
            <text:p>126.96</text:p>
          </table:table-cell>
          <table:table-cell table:style-name="ce1" table:formula="of:= ROUNDUP((1 / (([.$D$32] + [.$E40]) * [.$D$27] * LN(1 / (1 - [.D$20]))) * 1000000);2)" office:value-type="float" office:value="145.45" calcext:value-type="float">
            <text:p>145.45</text:p>
          </table:table-cell>
          <table:table-cell table:formula="of:= ROUNDUP((1 / (([.$D$32] + [.$E40]) * [.$D$27] * LN(1 / (1 - [.C$20]))) * 1000000);2)" office:value-type="float" office:value="188.21" calcext:value-type="float">
            <text:p>188.21</text:p>
          </table:table-cell>
          <table:table-cell/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C#</text:p>
          </table:table-cell>
          <table:table-cell table:style-name="ce5" office:value-type="float" office:value="138.591" calcext:value-type="float">
            <text:p>138.591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1" table:formula="of:= ROUNDUP((1 / (([.$D$32] + [.$E41]) * [.$D$27] * LN(1 / (1 - [.E$20]))) * 1000000);2)" office:value-type="float" office:value="134.57" calcext:value-type="float">
            <text:p>134.57</text:p>
          </table:table-cell>
          <table:table-cell table:style-name="ce1" table:formula="of:= ROUNDUP((1 / (([.$D$32] + [.$E41]) * [.$D$27] * LN(1 / (1 - [.D$20]))) * 1000000);2)" office:value-type="float" office:value="154.16" calcext:value-type="float">
            <text:p>154.16</text:p>
          </table:table-cell>
          <table:table-cell table:formula="of:= ROUNDUP((1 / (([.$D$32] + [.$E41]) * [.$D$27] * LN(1 / (1 - [.C$20]))) * 1000000);2)" office:value-type="float" office:value="199.48" calcext:value-type="float">
            <text:p>199.48</text:p>
          </table:table-cell>
          <table:table-cell/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D</text:p>
          </table:table-cell>
          <table:table-cell table:style-name="ce5" office:value-type="float" office:value="146.832" calcext:value-type="float">
            <text:p>146.832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ce1" table:formula="of:= ROUNDUP((1 / (([.$D$32] + [.$E42]) * [.$D$27] * LN(1 / (1 - [.E$20]))) * 1000000);2)" office:value-type="float" office:value="142.66" calcext:value-type="float">
            <text:p>142.66</text:p>
          </table:table-cell>
          <table:table-cell table:style-name="ce1" table:formula="of:= ROUNDUP((1 / (([.$D$32] + [.$E42]) * [.$D$27] * LN(1 / (1 - [.D$20]))) * 1000000);2)" office:value-type="float" office:value="163.44" calcext:value-type="float">
            <text:p>163.44</text:p>
          </table:table-cell>
          <table:table-cell table:formula="of:= ROUNDUP((1 / (([.$D$32] + [.$E42]) * [.$D$27] * LN(1 / (1 - [.C$20]))) * 1000000);2)" office:value-type="float" office:value="211.48" calcext:value-type="float">
            <text:p>211.48</text:p>
          </table:table-cell>
          <table:table-cell/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D#</text:p>
          </table:table-cell>
          <table:table-cell table:style-name="ce5" office:value-type="float" office:value="155.563" calcext:value-type="float">
            <text:p>155.563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style-name="ce1" table:formula="of:= ROUNDUP((1 / (([.$D$32] + [.$E43]) * [.$D$27] * LN(1 / (1 - [.E$20]))) * 1000000);2)" office:value-type="float" office:value="151.26" calcext:value-type="float">
            <text:p>151.26</text:p>
          </table:table-cell>
          <table:table-cell table:style-name="ce1" table:formula="of:= ROUNDUP((1 / (([.$D$32] + [.$E43]) * [.$D$27] * LN(1 / (1 - [.D$20]))) * 1000000);2)" office:value-type="float" office:value="173.29" calcext:value-type="float">
            <text:p>173.29</text:p>
          </table:table-cell>
          <table:table-cell table:formula="of:= ROUNDUP((1 / (([.$D$32] + [.$E43]) * [.$D$27] * LN(1 / (1 - [.C$20]))) * 1000000);2)" office:value-type="float" office:value="224.23" calcext:value-type="float">
            <text:p>224.23</text:p>
          </table:table-cell>
          <table:table-cell/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E</text:p>
          </table:table-cell>
          <table:table-cell table:style-name="ce5" office:value-type="float" office:value="164.814" calcext:value-type="float">
            <text:p>164.814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1" table:formula="of:= ROUNDUP((1 / (([.$D$32] + [.$E44]) * [.$D$27] * LN(1 / (1 - [.E$20]))) * 1000000);2)" office:value-type="float" office:value="160.39" calcext:value-type="float">
            <text:p>160.39</text:p>
          </table:table-cell>
          <table:table-cell table:style-name="ce1" table:formula="of:= ROUNDUP((1 / (([.$D$32] + [.$E44]) * [.$D$27] * LN(1 / (1 - [.D$20]))) * 1000000);2)" office:value-type="float" office:value="183.75" calcext:value-type="float">
            <text:p>183.75</text:p>
          </table:table-cell>
          <table:table-cell table:formula="of:= ROUNDUP((1 / (([.$D$32] + [.$E44]) * [.$D$27] * LN(1 / (1 - [.C$20]))) * 1000000);2)" office:value-type="float" office:value="237.76" calcext:value-type="float">
            <text:p>237.76</text:p>
          </table:table-cell>
          <table:table-cell/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F</text:p>
          </table:table-cell>
          <table:table-cell table:style-name="ce5" office:value-type="float" office:value="174.614" calcext:value-type="float">
            <text:p>174.614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1" table:formula="of:= ROUNDUP((1 / (([.$D$32] + [.$E45]) * [.$D$27] * LN(1 / (1 - [.E$20]))) * 1000000);2)" office:value-type="float" office:value="170.07" calcext:value-type="float">
            <text:p>170.07</text:p>
          </table:table-cell>
          <table:table-cell table:style-name="ce1" table:formula="of:= ROUNDUP((1 / (([.$D$32] + [.$E45]) * [.$D$27] * LN(1 / (1 - [.D$20]))) * 1000000);2)" office:value-type="float" office:value="194.84" calcext:value-type="float">
            <text:p>194.84</text:p>
          </table:table-cell>
          <table:table-cell table:formula="of:= ROUNDUP((1 / (([.$D$32] + [.$E45]) * [.$D$27] * LN(1 / (1 - [.C$20]))) * 1000000);2)" office:value-type="float" office:value="252.11" calcext:value-type="float">
            <text:p>252.11</text:p>
          </table:table-cell>
          <table:table-cell/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F#</text:p>
          </table:table-cell>
          <table:table-cell table:style-name="ce5" office:value-type="float" office:value="184.997" calcext:value-type="float">
            <text:p>184.997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style-name="ce1" table:formula="of:= ROUNDUP((1 / (([.$D$32] + [.$E46]) * [.$D$27] * LN(1 / (1 - [.E$20]))) * 1000000);2)" office:value-type="float" office:value="180.36" calcext:value-type="float">
            <text:p>180.36</text:p>
          </table:table-cell>
          <table:table-cell table:style-name="ce1" table:formula="of:= ROUNDUP((1 / (([.$D$32] + [.$E46]) * [.$D$27] * LN(1 / (1 - [.D$20]))) * 1000000);2)" office:value-type="float" office:value="206.63" calcext:value-type="float">
            <text:p>206.63</text:p>
          </table:table-cell>
          <table:table-cell table:formula="of:= ROUNDUP((1 / (([.$D$32] + [.$E46]) * [.$D$27] * LN(1 / (1 - [.C$20]))) * 1000000);2)" office:value-type="float" office:value="267.36" calcext:value-type="float">
            <text:p>267.36</text:p>
          </table:table-cell>
          <table:table-cell/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G</text:p>
          </table:table-cell>
          <table:table-cell table:style-name="ce5" office:value-type="float" office:value="195.998" calcext:value-type="float">
            <text:p>195.998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style-name="ce1" table:formula="of:= ROUNDUP((1 / (([.$D$32] + [.$E47]) * [.$D$27] * LN(1 / (1 - [.E$20]))) * 1000000);2)" office:value-type="float" office:value="191.3" calcext:value-type="float">
            <text:p>191.3</text:p>
          </table:table-cell>
          <table:table-cell table:style-name="ce1" table:formula="of:= ROUNDUP((1 / (([.$D$32] + [.$E47]) * [.$D$27] * LN(1 / (1 - [.D$20]))) * 1000000);2)" office:value-type="float" office:value="219.16" calcext:value-type="float">
            <text:p>219.16</text:p>
          </table:table-cell>
          <table:table-cell table:formula="of:= ROUNDUP((1 / (([.$D$32] + [.$E47]) * [.$D$27] * LN(1 / (1 - [.C$20]))) * 1000000);2)" office:value-type="float" office:value="283.58" calcext:value-type="float">
            <text:p>283.58</text:p>
          </table:table-cell>
          <table:table-cell/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G#</text:p>
          </table:table-cell>
          <table:table-cell table:style-name="ce5" office:value-type="float" office:value="207.652" calcext:value-type="float">
            <text:p>207.652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style-name="ce1" table:formula="of:= ROUNDUP((1 / (([.$D$32] + [.$E48]) * [.$D$27] * LN(1 / (1 - [.E$20]))) * 1000000);2)" office:value-type="float" office:value="202.89" calcext:value-type="float">
            <text:p>202.89</text:p>
          </table:table-cell>
          <table:table-cell table:style-name="ce1" table:formula="of:= ROUNDUP((1 / (([.$D$32] + [.$E48]) * [.$D$27] * LN(1 / (1 - [.D$20]))) * 1000000);2)" office:value-type="float" office:value="232.44" calcext:value-type="float">
            <text:p>232.44</text:p>
          </table:table-cell>
          <table:table-cell table:formula="of:= ROUNDUP((1 / (([.$D$32] + [.$E48]) * [.$D$27] * LN(1 / (1 - [.C$20]))) * 1000000);2)" office:value-type="float" office:value="300.76" calcext:value-type="float">
            <text:p>300.76</text:p>
          </table:table-cell>
          <table:table-cell/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5" office:value-type="float" office:value="220" calcext:value-type="float">
            <text:p>220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style-name="ce1" table:formula="of:= ROUNDUP((1 / (([.$D$32] + [.$E49]) * [.$D$27] * LN(1 / (1 - [.E$20]))) * 1000000);2)" office:value-type="float" office:value="215.21" calcext:value-type="float">
            <text:p>215.21</text:p>
          </table:table-cell>
          <table:table-cell table:style-name="ce1" table:formula="of:= ROUNDUP((1 / (([.$D$32] + [.$E49]) * [.$D$27] * LN(1 / (1 - [.D$20]))) * 1000000);2)" office:value-type="float" office:value="246.56" calcext:value-type="float">
            <text:p>246.56</text:p>
          </table:table-cell>
          <table:table-cell table:formula="of:= ROUNDUP((1 / (([.$D$32] + [.$E49]) * [.$D$27] * LN(1 / (1 - [.C$20]))) * 1000000);2)" office:value-type="float" office:value="319.02" calcext:value-type="float">
            <text:p>319.02</text:p>
          </table:table-cell>
          <table:table-cell/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A#</text:p>
          </table:table-cell>
          <table:table-cell table:style-name="ce5" office:value-type="float" office:value="233.082" calcext:value-type="float">
            <text:p>233.082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style-name="ce1" table:formula="of:= ROUNDUP((1 / (([.$D$32] + [.$E50]) * [.$D$27] * LN(1 / (1 - [.E$20]))) * 1000000);2)" office:value-type="float" office:value="228.32" calcext:value-type="float">
            <text:p>228.32</text:p>
          </table:table-cell>
          <table:table-cell table:style-name="ce1" table:formula="of:= ROUNDUP((1 / (([.$D$32] + [.$E50]) * [.$D$27] * LN(1 / (1 - [.D$20]))) * 1000000);2)" office:value-type="float" office:value="261.57" calcext:value-type="float">
            <text:p>261.57</text:p>
          </table:table-cell>
          <table:table-cell table:formula="of:= ROUNDUP((1 / (([.$D$32] + [.$E50]) * [.$D$27] * LN(1 / (1 - [.C$20]))) * 1000000);2)" office:value-type="float" office:value="338.45" calcext:value-type="float">
            <text:p>338.45</text:p>
          </table:table-cell>
          <table:table-cell/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B</text:p>
          </table:table-cell>
          <table:table-cell table:style-name="ce5" office:value-type="float" office:value="246.942" calcext:value-type="float">
            <text:p>246.942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style-name="ce1" table:formula="of:= ROUNDUP((1 / (([.$D$32] + [.$E51]) * [.$D$27] * LN(1 / (1 - [.E$20]))) * 1000000);2)" office:value-type="float" office:value="242.2" calcext:value-type="float">
            <text:p>242.2</text:p>
          </table:table-cell>
          <table:table-cell table:style-name="ce1" table:formula="of:= ROUNDUP((1 / (([.$D$32] + [.$E51]) * [.$D$27] * LN(1 / (1 - [.D$20]))) * 1000000);2)" office:value-type="float" office:value="277.48" calcext:value-type="float">
            <text:p>277.48</text:p>
          </table:table-cell>
          <table:table-cell table:formula="of:= ROUNDUP((1 / (([.$D$32] + [.$E51]) * [.$D$27] * LN(1 / (1 - [.C$20]))) * 1000000);2)" office:value-type="float" office:value="359.03" calcext:value-type="float">
            <text:p>359.03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C</text:p>
          </table:table-cell>
          <table:table-cell table:style-name="ce5" office:value-type="float" office:value="261.626" calcext:value-type="float">
            <text:p>261.626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style-name="ce1" table:formula="of:= ROUNDUP((1 / (([.$D$32] + [.$E52]) * [.$D$27] * LN(1 / (1 - [.E$20]))) * 1000000);2)" office:value-type="float" office:value="256.99" calcext:value-type="float">
            <text:p>256.99</text:p>
          </table:table-cell>
          <table:table-cell table:style-name="ce1" table:formula="of:= ROUNDUP((1 / (([.$D$32] + [.$E52]) * [.$D$27] * LN(1 / (1 - [.D$20]))) * 1000000);2)" office:value-type="float" office:value="294.42" calcext:value-type="float">
            <text:p>294.42</text:p>
          </table:table-cell>
          <table:table-cell table:formula="of:= ROUNDUP((1 / (([.$D$32] + [.$E52]) * [.$D$27] * LN(1 / (1 - [.C$20]))) * 1000000);2)" office:value-type="float" office:value="380.95" calcext:value-type="float">
            <text:p>380.95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C#</text:p>
          </table:table-cell>
          <table:table-cell table:style-name="ce5" office:value-type="float" office:value="277.183" calcext:value-type="float">
            <text:p>277.183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style-name="ce1" table:formula="of:= ROUNDUP((1 / (([.$D$32] + [.$E53]) * [.$D$27] * LN(1 / (1 - [.E$20]))) * 1000000);2)" office:value-type="float" office:value="272.76" calcext:value-type="float">
            <text:p>272.76</text:p>
          </table:table-cell>
          <table:table-cell table:style-name="ce1" table:formula="of:= ROUNDUP((1 / (([.$D$32] + [.$E53]) * [.$D$27] * LN(1 / (1 - [.D$20]))) * 1000000);2)" office:value-type="float" office:value="312.48" calcext:value-type="float">
            <text:p>312.48</text:p>
          </table:table-cell>
          <table:table-cell table:formula="of:= ROUNDUP((1 / (([.$D$32] + [.$E53]) * [.$D$27] * LN(1 / (1 - [.C$20]))) * 1000000);2)" office:value-type="float" office:value="404.33" calcext:value-type="float">
            <text:p>404.33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D</text:p>
          </table:table-cell>
          <table:table-cell table:style-name="ce5" office:value-type="float" office:value="293.665" calcext:value-type="float">
            <text:p>293.665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style-name="ce1" table:formula="of:= ROUNDUP((1 / (([.$D$32] + [.$E54]) * [.$D$27] * LN(1 / (1 - [.E$20]))) * 1000000);2)" office:value-type="float" office:value="289.45" calcext:value-type="float">
            <text:p>289.45</text:p>
          </table:table-cell>
          <table:table-cell table:style-name="ce1" table:formula="of:= ROUNDUP((1 / (([.$D$32] + [.$E54]) * [.$D$27] * LN(1 / (1 - [.D$20]))) * 1000000);2)" office:value-type="float" office:value="331.6" calcext:value-type="float">
            <text:p>331.6</text:p>
          </table:table-cell>
          <table:table-cell table:formula="of:= ROUNDUP((1 / (([.$D$32] + [.$E54]) * [.$D$27] * LN(1 / (1 - [.C$20]))) * 1000000);2)" office:value-type="float" office:value="429.06" calcext:value-type="float">
            <text:p>429.06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D#</text:p>
          </table:table-cell>
          <table:table-cell table:style-name="ce5" office:value-type="float" office:value="311.127" calcext:value-type="float">
            <text:p>311.127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style-name="ce1" table:formula="of:= ROUNDUP((1 / (([.$D$32] + [.$E55]) * [.$D$27] * LN(1 / (1 - [.E$20]))) * 1000000);2)" office:value-type="float" office:value="307.11" calcext:value-type="float">
            <text:p>307.11</text:p>
          </table:table-cell>
          <table:table-cell table:style-name="ce1" table:formula="of:= ROUNDUP((1 / (([.$D$32] + [.$E55]) * [.$D$27] * LN(1 / (1 - [.D$20]))) * 1000000);2)" office:value-type="float" office:value="351.84" calcext:value-type="float">
            <text:p>351.84</text:p>
          </table:table-cell>
          <table:table-cell table:formula="of:= ROUNDUP((1 / (([.$D$32] + [.$E55]) * [.$D$27] * LN(1 / (1 - [.C$20]))) * 1000000);2)" office:value-type="float" office:value="455.26" calcext:value-type="float">
            <text:p>455.26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E</text:p>
          </table:table-cell>
          <table:table-cell table:style-name="ce5" office:value-type="float" office:value="329.628" calcext:value-type="float">
            <text:p>329.62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date-style style:name="N139">
      <number:day number:style="long"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number-style style:name="N136P0" style:volatile="true">
      <number:number number:decimal-places="0" number:min-decimal-places="0" number:min-integer-digits="1" number:grouping="true"/>
    </number:number-style>
    <number:number-style style:name="N136">
      <number:text>-</number:text>
      <number:number number:decimal-places="0" number:min-decimal-places="0" number:min-integer-digits="1" number:grouping="true"/>
      <style:map style:condition="value()&gt;=0" style:apply-style-name="N136P0"/>
    </number:number-style>
    <number:number-style style:name="N111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4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2">
      <number:minutes number:style="long"/>
      <number:text>:</number:text>
      <number:seconds number:style="long" number:decimal-places="1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/>
    </number:time-style>
    <number:number-style style:name="N118P0" style:volatile="true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8P1" style:volatile="true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8P2" style:volatile="true">
      <number:text> £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number number:decimal-places="2" number:min-decimal-places="2" number:min-integer-digits="1" number:grouping="true"/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9P0"/>
    </number:number-style>
    <number:number-style style:name="N123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3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8P0" style:volatile="true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8P1" style:volatile="true">
      <number:text>-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8P2" style:volatile="true">
      <number:text> £</number:text>
      <number:fill-character> </number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date-style style:name="N129">
      <number:day number:style="long"/>
      <number:text>-</number:text>
      <number:month number:textual="true"/>
      <number:text>-</number:text>
      <number:year/>
    </number:date-style>
    <number:number-style style:name="N13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3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3P2" style:volatile="true">
      <number:text> </number:text>
      <number:fill-character> </number:fill-character>
      <number:text>-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number:number number:decimal-places="2" number:min-decimal-places="2" number:min-integer-digits="1" number:grouping="true"/>
    </number:number-style>
    <number:number-style style:name="N134">
      <number:text>-</number:text>
      <number:number number:decimal-places="2" number:min-decimal-places="2" number:min-integer-digits="1" number:grouping="true"/>
      <style:map style:condition="value()&gt;=0" style:apply-style-name="N134P0"/>
    </number:number-style>
    <number:number-style style:name="N135P0" style:volatile="true">
      <number:number number:decimal-places="0" number:min-decimal-places="0" number:min-integer-digits="1" number:grouping="true"/>
    </number:number-style>
    <number:number-style style:name="N13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5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5T07:31:05.245680649</meta:creation-date>
    <dc:date>2023-01-15T09:14:17.451139212</dc:date>
    <meta:editing-duration>PT1H17M16S</meta:editing-duration>
    <meta:editing-cycles>7</meta:editing-cycles>
    <meta:generator>LibreOffice/7.4.2.3$Linux_X86_64 LibreOffice_project/40$Build-3</meta:generator>
    <meta:document-statistic meta:table-count="1" meta:cell-count="289" meta:object-count="0"/>
  </office:meta>
</office:document-meta>
</file>